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84" calcext:value-type="float">
            <text:p>584</text:p>
          </table:table-cell>
          <table:table-cell table:style-name="ce7" table:formula="of:=COUNTIF([.B7:.B999];&quot;X&quot;)" office:value-type="float" office:value="479" calcext:value-type="float">
            <text:p>479</text:p>
          </table:table-cell>
          <table:table-cell table:style-name="ce7" table:formula="of:=COUNTIF([.C7:.C999];&quot;X&quot;)" office:value-type="float" office:value="14" calcext:value-type="float">
            <text:p>14</text:p>
          </table:table-cell>
          <table:table-cell table:style-name="ce7" table:formula="of:=COUNTIF([.D7:.D999];&quot;X&quot;)" office:value-type="float" office:value="52" calcext:value-type="float">
            <text:p>52</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18" calcext:value-type="float">
            <text:p>61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1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19">00/00/0000</text:date>, <text:time style:data-style-name="N2" text:time-value="20:11:26.78356932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7-19T20:12:53.039504382</dc:date>
    <meta:editing-duration>PT16H48M42S</meta:editing-duration>
    <meta:editing-cycles>564</meta:editing-cycles>
    <meta:document-statistic meta:table-count="1" meta:cell-count="3501" meta:object-count="0"/>
  </office:meta>
</office:document-meta>
</file>